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b69" officeooo:paragraph-rsid="0014d552"/>
    </style:style>
    <style:style style:name="T1" style:family="text">
      <style:text-properties officeooo:rsid="0014d5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ection we will create a simple Arudino sketch that listens to messages from the serial connection and the repeats those messages back. This demonstrates both sending and recieving messages over the serial port. <text:line-break/><text:line-break/>The serial communication line sends data, one byte at a time, from the computer to the Arduino, and vice versa. As data is sent over the serial line, it fills up a buffer that we can read on the Arduino side. <text:span text:style-name="T1">Messages sent over the serial line are likely to be more than one byte long, so in the event we find data in the buffer, we write all the data into a new string called 'message.'</text:span></text:p>
      <text:p text:style-name="P1"><text:line-break/><text:line-break/>Inside the main loop, you'll see the code that drives this communication. First, the code waits until there 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2S</meta:editing-duration>
    <meta:editing-cycles>3</meta:editing-cycles>
    <meta:generator>LibreOffice/5.2.1.2$Windows_x86 LibreOffice_project/31dd62db80d4e60af04904455ec9c9219178d620</meta:generator>
    <dc:date>2017-03-12T21:42:15.744000000</dc:date>
    <meta:document-statistic meta:table-count="0" meta:image-count="0" meta:object-count="0" meta:page-count="1" meta:paragraph-count="2" meta:word-count="131" meta:character-count="722" meta:non-whitespace-character-count="589"/>
    <meta:user-defined meta:name="Info 1"/>
    <meta:user-defined meta:name="Info 2"/>
    <meta:user-defined meta:name="Info 3"/>
    <meta:user-defined meta:name="Info 4"/>
  </office:meta>
</office:document-meta>
</file>